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3eed5" officeooo:paragraph-rsid="0003eed5" style:font-size-asian="8.75pt" style:font-size-complex="10pt"/>
    </style:style>
    <style:style style:name="P2" style:family="paragraph" style:parent-style-name="Standard">
      <style:text-properties style:font-name="Courier New" fo:font-size="10pt" fo:font-weight="bold" officeooo:rsid="0003eed5" officeooo:paragraph-rsid="0003eed5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03eed5" officeooo:paragraph-rsid="0003eed5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03eed5" officeooo:paragraph-rsid="00040355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bold" officeooo:rsid="00040355" officeooo:paragraph-rsid="00040355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normal" officeooo:rsid="00040355" officeooo:paragraph-rsid="00040355" style:font-size-asian="8.75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040355"/>
    </style:style>
    <style:style style:name="T6" style:family="text">
      <style:text-properties style:text-underline-style="none" officeooo:rsid="00040355"/>
    </style:style>
    <style:style style:name="T7" style:family="text">
      <style:text-properties style:text-underline-style="dotted" style:text-underline-width="bold" style:text-underline-color="font-color" officeooo:rsid="00040355"/>
    </style:style>
    <style:style style:name="T8" style:family="text">
      <style:text-properties style:text-underline-style="dotted" style:text-underline-width="bold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2</text:p>
      <text:p text:style-name="P1">Jhonal Roca</text:p>
      <text:p text:style-name="P1">1º DAW – 25/26</text:p>
      <text:p text:style-name="P1"/>
      <text:p text:style-name="P1">Ejercicio 1:</text:p>
      <text:p text:style-name="P1"/>
      <text:p text:style-name="P2">1.regla de transformacion entidades y atributos:</text:p>
      <text:p text:style-name="P2"/>
      <text:p text:style-name="P3">Motos (<text:span text:style-name="T1">#id</text:span><text:span text:style-name="T2">, marca, matricula, modelo, antiguiedad, cilindrada</text:span>)</text:p>
      <text:p text:style-name="P3">Repartidores (<text:span text:style-name="T1">#id</text:span><text:span text:style-name="T2">, nombre, apellido, </text:span><text:span text:style-name="T3">dni</text:span><text:span text:style-name="T2">, </text:span><text:span text:style-name="T3">email</text:span><text:span text:style-name="T2">, fecha_nac, edad-d</text:span>)</text:p>
      <text:p text:style-name="P3">Clientes (<text:span text:style-name="T1">#id</text:span><text:span text:style-name="T2">, nombre, apellido </text:span><text:span text:style-name="T3">tel</text:span>)</text:p>
      <text:p text:style-name="P3">Pedidos (<text:span text:style-name="T1">#id</text:span><text:span text:style-name="T2">, fecha, importe</text:span>)</text:p>
      <text:p text:style-name="P3">Productos (<text:span text:style-name="T1">#id</text:span><text:span text:style-name="T4">, </text:span><text:span text:style-name="T2">precio, descripcion, categoria</text:span>)</text:p>
      <text:p text:style-name="P3"/>
      <text:p text:style-name="P3"/>
      <text:p text:style-name="P3"/>
      <text:p text:style-name="P2">2. Regla transformacion atributos multivaluados:</text:p>
      <text:p text:style-name="P2"/>
      <text:p text:style-name="P3">Motos (<text:span text:style-name="T1">#id</text:span><text:span text:style-name="T2">, marca, matricula, modelo, antiguiedad, cilindrada</text:span>)</text:p>
      <text:p text:style-name="P3">Repartidores (<text:span text:style-name="T1">#id</text:span><text:span text:style-name="T2">, nombre, apellido, </text:span><text:span text:style-name="T3">dni</text:span><text:span text:style-name="T2">, </text:span><text:span text:style-name="T3">email</text:span><text:span text:style-name="T2">, fecha_nac, edad-d</text:span>)</text:p>
      <text:p text:style-name="P3">Clientes (<text:span text:style-name="T1">#id</text:span><text:span text:style-name="T2">, nombre, apellido </text:span><text:span text:style-name="T3">tel</text:span>)</text:p>
      <text:p text:style-name="P3">Pedidos (<text:span text:style-name="T1">#id</text:span><text:span text:style-name="T2">, fecha, importe</text:span>)</text:p>
      <text:p text:style-name="P3">Productos (<text:span text:style-name="T1">#id</text:span><text:span text:style-name="T4">, </text:span><text:span text:style-name="T2">precio, descripcion, categoria</text:span>)</text:p>
      <text:p text:style-name="P3"/>
      <text:p text:style-name="P3">Telefonos_repartidores (<text:span text:style-name="T1">#repartidor_id, #telefono</text:span>)</text:p>
      <text:p text:style-name="P3"><text:tab/>repartidor_id → Repartidores (NOT NULL, B:C, M:C)</text:p>
      <text:p text:style-name="P3"/>
      <text:p text:style-name="P3">direcciones_clinetes (<text:span text:style-name="T1">#cliente_id, #direcion</text:span>)</text:p>
      <text:p text:style-name="P3"><text:tab/>cliente_id → Clientes (NOT NULL, B:C, M:C)</text:p>
      <text:p text:style-name="P3"/>
      <text:p text:style-name="P3"/>
      <text:p text:style-name="P2">3. Transformacion relaciones M:N</text:p>
      <text:p text:style-name="P2"/>
      <text:p text:style-name="P3">Motos (<text:span text:style-name="T1">#id</text:span><text:span text:style-name="T2">, marca, matricula, modelo, antiguiedad, cilindrada</text:span>)</text:p>
      <text:p text:style-name="P3">Repartidores (<text:span text:style-name="T1">#id</text:span><text:span text:style-name="T2">, nombre, apellido, </text:span><text:span text:style-name="T3">dni</text:span><text:span text:style-name="T2">, </text:span><text:span text:style-name="T3">email</text:span><text:span text:style-name="T2">, fecha_nac, edad-d</text:span>)</text:p>
      <text:p text:style-name="P3">Clientes (<text:span text:style-name="T1">#id</text:span><text:span text:style-name="T2">, nombre, apellido </text:span><text:span text:style-name="T3">tel</text:span>)</text:p>
      <text:p text:style-name="P3">Pedidos (<text:span text:style-name="T1">#id</text:span><text:span text:style-name="T2">, fecha, importe</text:span>)</text:p>
      <text:p text:style-name="P3">Productos (<text:span text:style-name="T1">#id</text:span><text:span text:style-name="T4">, </text:span><text:span text:style-name="T2">precio, descripcion, categoria</text:span>)</text:p>
      <text:p text:style-name="P3"/>
      <text:p text:style-name="P3">Telefonos_repartidores (<text:span text:style-name="T1">#repartidor_id, #telefono</text:span>)</text:p>
      <text:p text:style-name="P3"><text:tab/>repartidor_id → Repartidores (NOT NULL, B:C, M:C)</text:p>
      <text:p text:style-name="P3"/>
      <text:p text:style-name="P3">direcciones_clinetes (<text:span text:style-name="T1">#cliente_id, #direcion</text:span>)</text:p>
      <text:p text:style-name="P3"><text:tab/>cliente_id → Clientes (NOT NULL, B:C, M:C)</text:p>
      <text:p text:style-name="P3"/>
      <text:p text:style-name="P3">Pedidos_productos (<text:span text:style-name="T1">#pedido_id, #producto_id</text:span><text:span text:style-name="T2">, cantidad, precio</text:span>)</text:p>
      <text:p text:style-name="P4"><text:tab/><text:span text:style-name="T5">producto_id → Productos (NOT NULL, B:C, M:C)</text:span></text:p>
      <text:p text:style-name="P4"><text:tab/>pedido_id → Pedidos (NOT NULL, B:C, M:C)</text:p>
      <text:p text:style-name="P3"><text:tab/></text:p>
      <text:p text:style-name="P3"/>
      <text:p text:style-name="P3"/>
      <text:p text:style-name="P5">4. Transformacion relaciones 1:N</text:p>
      <text:p text:style-name="P5"/>
      <text:p text:style-name="P4">Motos (<text:span text:style-name="T1">#id</text:span><text:span text:style-name="T2">, marca, matricula, modelo, antiguiedad, cilindrada</text:span>)</text:p>
      <text:p text:style-name="P4">Repartidores (<text:span text:style-name="T1">#id</text:span><text:span text:style-name="T2">, nombre, apellido, </text:span><text:span text:style-name="T3">dni</text:span><text:span text:style-name="T2">, </text:span><text:span text:style-name="T3">email</text:span><text:span text:style-name="T2">, fecha_nac, edad-d</text:span>)</text:p>
      <text:p text:style-name="P4">Clientes (<text:span text:style-name="T1">#id</text:span><text:span text:style-name="T2">, nombre, apellido </text:span><text:span text:style-name="T3">tel</text:span>)</text:p>
      <text:p text:style-name="P4">Productos (<text:span text:style-name="T1">#id</text:span><text:span text:style-name="T4">, </text:span><text:span text:style-name="T2">precio, descripcion, categoria</text:span>)</text:p>
      <text:p text:style-name="P4"/>
      <text:p text:style-name="P4">Telefonos_repartidores (<text:span text:style-name="T1">#repartidor_id, #telefono</text:span>)</text:p>
      <text:p text:style-name="P4"><text:tab/>repartidor_id → Repartidores (NOT NULL, B:C, M:C)</text:p>
      <text:p text:style-name="P4"/>
      <text:p text:style-name="P4">direcciones_clinetes (<text:span text:style-name="T1">#cliente_id, #direcion</text:span>)</text:p>
      <text:p text:style-name="P4"><text:tab/>cliente_id → Clientes (NOT NULL, B:C, M:C)</text:p>
      <text:p text:style-name="P4"/>
      <text:p text:style-name="P4"><text:soft-page-break/>Pedidos_productos (<text:span text:style-name="T1">#pedido_id, #producto_id</text:span><text:span text:style-name="T2">, cantidad, precio</text:span>)</text:p>
      <text:p text:style-name="P4"><text:tab/><text:span text:style-name="T5">producto_id → Productos (NOT NULL, B:C, M:C)</text:span></text:p>
      <text:p text:style-name="P4"><text:tab/>pedido_id → Pedidos (NOT NULL, B:C, M:C)</text:p>
      <text:p text:style-name="P4"/>
      <text:p text:style-name="P4">Pedidos (<text:span text:style-name="T1">#id</text:span><text:span text:style-name="T2">, fecha, importe, </text:span><text:span text:style-name="T6">hora,</text:span><text:span text:style-name="T2"> </text:span><text:span text:style-name="T7">cliente_id</text:span>)</text:p>
      <text:p text:style-name="P4"><text:tab/><text:span text:style-name="T5">cliente_id → Clientes (NOT NULL, B:R, M:R)</text:span></text:p>
      <text:p text:style-name="P3"/>
      <text:p text:style-name="P5">5. Transformacion ralaciones ternarias 1:1:M</text:p>
      <text:p text:style-name="P5"/>
      <text:p text:style-name="P4">Motos (<text:span text:style-name="T1">#id</text:span><text:span text:style-name="T2">, marca, matricula, modelo, antiguiedad, cilindrada</text:span>)</text:p>
      <text:p text:style-name="P4">Repartidores (<text:span text:style-name="T1">#id</text:span><text:span text:style-name="T2">, nombre, apellido, </text:span><text:span text:style-name="T3">dni</text:span><text:span text:style-name="T2">, </text:span><text:span text:style-name="T3">email</text:span><text:span text:style-name="T2">, fecha_nac, edad-d</text:span>)</text:p>
      <text:p text:style-name="P4">Clientes (<text:span text:style-name="T1">#id</text:span><text:span text:style-name="T2">, nombre, apellido </text:span><text:span text:style-name="T3">tel</text:span>)</text:p>
      <text:p text:style-name="P4">Productos (<text:span text:style-name="T1">#id</text:span><text:span text:style-name="T4">, </text:span><text:span text:style-name="T2">precio, descripcion, categoria</text:span>)</text:p>
      <text:p text:style-name="P4"/>
      <text:p text:style-name="P4">Telefonos_repartidores (<text:span text:style-name="T1">#repartidor_id, #telefono</text:span>)</text:p>
      <text:p text:style-name="P4"><text:tab/>repartidor_id → Repartidores (NOT NULL, B:C, M:C)</text:p>
      <text:p text:style-name="P4"/>
      <text:p text:style-name="P4">direcciones_clinetes (<text:span text:style-name="T1">#cliente_id, #direcion</text:span>)</text:p>
      <text:p text:style-name="P4"><text:tab/>cliente_id → Clientes (NOT NULL, B:C, M:C)</text:p>
      <text:p text:style-name="P4"/>
      <text:p text:style-name="P4">Pedidos_productos (<text:span text:style-name="T1">#pedido_id, #producto_id</text:span><text:span text:style-name="T2">, cantidad, precio</text:span>)</text:p>
      <text:p text:style-name="P4"><text:tab/><text:span text:style-name="T5">producto_id → Productos (NOT NULL, B:C, M:C)</text:span></text:p>
      <text:p text:style-name="P4"><text:tab/>pedido_id → Pedidos (NOT NULL, B:C, M:C)</text:p>
      <text:p text:style-name="P4"/>
      <text:p text:style-name="P4">Pedidos (<text:span text:style-name="T1">#id</text:span><text:span text:style-name="T2">, fecha, importe, </text:span><text:span text:style-name="T6">hora,</text:span><text:span text:style-name="T2"> </text:span><text:span text:style-name="T7">cliente_id</text:span>)</text:p>
      <text:p text:style-name="P4"><text:tab/><text:span text:style-name="T5">cliente_id → Clientes (NOT NULL, B:R, M:R)</text:span></text:p>
      <text:p text:style-name="P6"/>
      <text:p text:style-name="P6">Repartidor_moto_pedido (<text:span text:style-name="T1">#pedido_id, #repartidor_id</text:span>, <text:span text:style-name="T8">moto_id</text:span>, distancia, tiempo)</text:p>
      <text:p text:style-name="P6"><text:tab/>pedido_id → Pedidos (NOT NULL, B:R, M:R)</text:p>
      <text:p text:style-name="P6"><text:tab/>repartidor_id → Repartidores (NOT NULL, B:R, M:R)</text:p>
      <text:p text:style-name="P6"><text:tab/>moto_id → Motos (NOT NULL, B:R, M:R)</text:p>
      <text:p text:style-name="P6"/>
      <text:p text:style-name="P5">6. Modelo Relacional Definitivo:</text:p>
      <text:p text:style-name="P5"/>
      <text:p text:style-name="P4">Motos (<text:span text:style-name="T1">#id</text:span><text:span text:style-name="T2">, marca, matricula, modelo, antiguiedad, cilindrada</text:span>)</text:p>
      <text:p text:style-name="P4">Repartidores (<text:span text:style-name="T1">#id</text:span><text:span text:style-name="T2">, nombre, apellido, </text:span><text:span text:style-name="T3">dni</text:span><text:span text:style-name="T2">, </text:span><text:span text:style-name="T3">email</text:span><text:span text:style-name="T2">, fecha_nac, edad-d</text:span>)</text:p>
      <text:p text:style-name="P4">Clientes (<text:span text:style-name="T1">#id</text:span><text:span text:style-name="T2">, nombre, apellido </text:span><text:span text:style-name="T3">tel</text:span>)</text:p>
      <text:p text:style-name="P4">Productos (<text:span text:style-name="T1">#id</text:span><text:span text:style-name="T4">, </text:span><text:span text:style-name="T2">precio, descripcion, categoria</text:span>)</text:p>
      <text:p text:style-name="P4"/>
      <text:p text:style-name="P4">Telefonos_repartidores (<text:span text:style-name="T1">#repartidor_id, #telefono</text:span>)</text:p>
      <text:p text:style-name="P4"><text:tab/>repartidor_id → Repartidores (NOT NULL, B:C, M:C)</text:p>
      <text:p text:style-name="P4"/>
      <text:p text:style-name="P4">direcciones_clinetes (<text:span text:style-name="T1">#cliente_id, #direcion</text:span>)</text:p>
      <text:p text:style-name="P4"><text:tab/>cliente_id → Clientes (NOT NULL, B:C, M:C)</text:p>
      <text:p text:style-name="P4"/>
      <text:p text:style-name="P4">Pedidos_productos (<text:span text:style-name="T1">#pedido_id, #producto_id</text:span><text:span text:style-name="T2">, cantidad, precio</text:span>)</text:p>
      <text:p text:style-name="P4"><text:tab/><text:span text:style-name="T5">producto_id → Productos (NOT NULL, B:C, M:C)</text:span></text:p>
      <text:p text:style-name="P4"><text:tab/>pedido_id → Pedidos (NOT NULL, B:C, M:C)</text:p>
      <text:p text:style-name="P4"/>
      <text:p text:style-name="P4">Pedidos (<text:span text:style-name="T1">#id</text:span><text:span text:style-name="T2">, fecha, importe, </text:span><text:span text:style-name="T6">hora,</text:span><text:span text:style-name="T2"> </text:span><text:span text:style-name="T7">cliente_id</text:span>)</text:p>
      <text:p text:style-name="P4"><text:tab/><text:span text:style-name="T5">cliente_id → Clientes (NOT NULL, B:R, M:R)</text:span></text:p>
      <text:p text:style-name="P6"/>
      <text:p text:style-name="P6">Repartidor_moto_pedido (<text:span text:style-name="T1">#pedido_id, #repartidor_id</text:span>, <text:span text:style-name="T8">moto_id</text:span>, distancia, tiempo)</text:p>
      <text:p text:style-name="P6"><text:tab/>pedido_id → Pedidos (NOT NULL, B:R, M:R)</text:p>
      <text:p text:style-name="P6"><text:tab/>repartidor_id → Repartidores (NOT NULL, B:R, M:R)</text:p>
      <text:p text:style-name="P6"><text:tab/>moto_id → Motos (NOT NULL, B:R, M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8:43:50.738765400</meta:creation-date>
    <dc:date>2025-11-26T09:06:48.962361700</dc:date>
    <meta:editing-duration>PT29S</meta:editing-duration>
    <meta:editing-cycles>1</meta:editing-cycles>
    <meta:document-statistic meta:table-count="0" meta:image-count="0" meta:object-count="0" meta:page-count="2" meta:paragraph-count="84" meta:word-count="468" meta:character-count="3863" meta:non-whitespace-character-count="3449"/>
    <meta:generator>LibreOffice/25.8.2.2$Windows_X86_64 LibreOffice_project/d401f2107ccab8f924a8e2df40f573aab7605b6f</meta:generator>
  </office:meta>
</office:document-meta>
</file>